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table:style-name="Default"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table:style-name="Default"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7583257" calcext:value-type="float">
            <text:p>0.97583257</text:p>
          </table:table-cell>
          <table:table-cell office:value-type="float" office:value="0.00429244" calcext:value-type="float">
            <text:p>0.00429244</text:p>
          </table:table-cell>
          <table:table-cell office:value-type="float" office:value="0.00580091" calcext:value-type="float">
            <text:p>0.00580091</text:p>
          </table:table-cell>
          <table:table-cell office:value-type="float" office:value="0.01407408" calcext:value-type="float">
            <text:p>0.01407408</text:p>
          </table:table-cell>
          <table:table-cell office:value-type="float" office:value="0.01059812" calcext:value-type="float">
            <text:p>0.01059812</text:p>
          </table:table-cell>
          <table:table-cell office:value-type="float" office:value="0.95941723" calcext:value-type="float">
            <text:p>0.95941723</text:p>
          </table:table-cell>
          <table:table-cell office:value-type="float" office:value="0.000000000007035" calcext:value-type="float">
            <text:p>7.04E-12</text:p>
          </table:table-cell>
          <table:table-cell office:value-type="float" office:value="0.02998465" calcext:value-type="float">
            <text:p>0.02998465</text:p>
          </table:table-cell>
          <table:table-cell office:value-type="float" office:value="0.02289784" calcext:value-type="float">
            <text:p>0.02289784</text:p>
          </table:table-cell>
          <table:table-cell office:value-type="float" office:value="0.0000000000003984" calcext:value-type="float">
            <text:p>3.98E-13</text:p>
          </table:table-cell>
          <table:table-cell office:value-type="float" office:value="0.90024366" calcext:value-type="float">
            <text:p>0.90024366</text:p>
          </table:table-cell>
          <table:table-cell office:value-type="float" office:value="0.0768585" calcext:value-type="float">
            <text:p>0.07685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7452493" calcext:value-type="float">
            <text:p>0.97452493</text:p>
          </table:table-cell>
          <table:table-cell office:value-type="float" office:value="0.00430069" calcext:value-type="float">
            <text:p>0.00430069</text:p>
          </table:table-cell>
          <table:table-cell office:value-type="float" office:value="0.00632515" calcext:value-type="float">
            <text:p>0.00632515</text:p>
          </table:table-cell>
          <table:table-cell office:value-type="float" office:value="0.01484923" calcext:value-type="float">
            <text:p>0.01484923</text:p>
          </table:table-cell>
          <table:table-cell office:value-type="float" office:value="0.0105472" calcext:value-type="float">
            <text:p>0.0105472</text:p>
          </table:table-cell>
          <table:table-cell office:value-type="float" office:value="0.95792644" calcext:value-type="float">
            <text:p>0.95792644</text:p>
          </table:table-cell>
          <table:table-cell office:value-type="float" office:value="0.000000000007644" calcext:value-type="float">
            <text:p>7.64E-12</text:p>
          </table:table-cell>
          <table:table-cell office:value-type="float" office:value="0.03152636" calcext:value-type="float">
            <text:p>0.03152636</text:p>
          </table:table-cell>
          <table:table-cell office:value-type="float" office:value="0.02106487" calcext:value-type="float">
            <text:p>0.02106487</text:p>
          </table:table-cell>
          <table:table-cell office:value-type="float" office:value="0.0000000000003677" calcext:value-type="float">
            <text:p>3.68E-13</text:p>
          </table:table-cell>
          <table:table-cell office:value-type="float" office:value="0.90423478" calcext:value-type="float">
            <text:p>0.90423478</text:p>
          </table:table-cell>
          <table:table-cell office:value-type="float" office:value="0.07470035" calcext:value-type="float">
            <text:p>0.074700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7306045" calcext:value-type="float">
            <text:p>0.97306045</text:p>
          </table:table-cell>
          <table:table-cell office:value-type="float" office:value="0.00431545" calcext:value-type="float">
            <text:p>0.00431545</text:p>
          </table:table-cell>
          <table:table-cell office:value-type="float" office:value="0.0068923" calcext:value-type="float">
            <text:p>0.0068923</text:p>
          </table:table-cell>
          <table:table-cell office:value-type="float" office:value="0.01573181" calcext:value-type="float">
            <text:p>0.01573181</text:p>
          </table:table-cell>
          <table:table-cell office:value-type="float" office:value="0.01047745" calcext:value-type="float">
            <text:p>0.01047745</text:p>
          </table:table-cell>
          <table:table-cell office:value-type="float" office:value="0.95629333" calcext:value-type="float">
            <text:p>0.95629333</text:p>
          </table:table-cell>
          <table:table-cell office:value-type="float" office:value="0.000000000008287" calcext:value-type="float">
            <text:p>8.29E-12</text:p>
          </table:table-cell>
          <table:table-cell office:value-type="float" office:value="0.03322922" calcext:value-type="float">
            <text:p>0.03322922</text:p>
          </table:table-cell>
          <table:table-cell office:value-type="float" office:value="0.01937676" calcext:value-type="float">
            <text:p>0.01937676</text:p>
          </table:table-cell>
          <table:table-cell office:value-type="float" office:value="0.0000000000003399" calcext:value-type="float">
            <text:p>3.40E-13</text:p>
          </table:table-cell>
          <table:table-cell office:value-type="float" office:value="0.90771568" calcext:value-type="float">
            <text:p>0.90771568</text:p>
          </table:table-cell>
          <table:table-cell office:value-type="float" office:value="0.07290756" calcext:value-type="float">
            <text:p>0.072907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7142261" calcext:value-type="float">
            <text:p>0.97142261</text:p>
          </table:table-cell>
          <table:table-cell office:value-type="float" office:value="0.00433669" calcext:value-type="float">
            <text:p>0.00433669</text:p>
          </table:table-cell>
          <table:table-cell office:value-type="float" office:value="0.0075053" calcext:value-type="float">
            <text:p>0.0075053</text:p>
          </table:table-cell>
          <table:table-cell office:value-type="float" office:value="0.01673539" calcext:value-type="float">
            <text:p>0.01673539</text:p>
          </table:table-cell>
          <table:table-cell office:value-type="float" office:value="0.01038906" calcext:value-type="float">
            <text:p>0.01038906</text:p>
          </table:table-cell>
          <table:table-cell office:value-type="float" office:value="0.95450104" calcext:value-type="float">
            <text:p>0.95450104</text:p>
          </table:table-cell>
          <table:table-cell office:value-type="float" office:value="0.000000000008963" calcext:value-type="float">
            <text:p>8.96E-12</text:p>
          </table:table-cell>
          <table:table-cell office:value-type="float" office:value="0.0351099" calcext:value-type="float">
            <text:p>0.0351099</text:p>
          </table:table-cell>
          <table:table-cell office:value-type="float" office:value="0.01782293" calcext:value-type="float">
            <text:p>0.01782293</text:p>
          </table:table-cell>
          <table:table-cell office:value-type="float" office:value="0.0000000000003147" calcext:value-type="float">
            <text:p>3.15E-13</text:p>
          </table:table-cell>
          <table:table-cell office:value-type="float" office:value="0.91071766" calcext:value-type="float">
            <text:p>0.91071766</text:p>
          </table:table-cell>
          <table:table-cell office:value-type="float" office:value="0.07145941" calcext:value-type="float">
            <text:p>0.071459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6959246" calcext:value-type="float">
            <text:p>0.96959246</text:p>
          </table:table-cell>
          <table:table-cell office:value-type="float" office:value="0.00436444" calcext:value-type="float">
            <text:p>0.00436444</text:p>
          </table:table-cell>
          <table:table-cell office:value-type="float" office:value="0.00816723" calcext:value-type="float">
            <text:p>0.00816723</text:p>
          </table:table-cell>
          <table:table-cell office:value-type="float" office:value="0.01787587" calcext:value-type="float">
            <text:p>0.01787587</text:p>
          </table:table-cell>
          <table:table-cell office:value-type="float" office:value="0.01028229" calcext:value-type="float">
            <text:p>0.01028229</text:p>
          </table:table-cell>
          <table:table-cell office:value-type="float" office:value="0.95253051" calcext:value-type="float">
            <text:p>0.95253051</text:p>
          </table:table-cell>
          <table:table-cell office:value-type="float" office:value="0.000000000009671" calcext:value-type="float">
            <text:p>9.67E-12</text:p>
          </table:table-cell>
          <table:table-cell office:value-type="float" office:value="0.0371872" calcext:value-type="float">
            <text:p>0.0371872</text:p>
          </table:table-cell>
          <table:table-cell office:value-type="float" office:value="0.01639335" calcext:value-type="float">
            <text:p>0.01639335</text:p>
          </table:table-cell>
          <table:table-cell office:value-type="float" office:value="0.0000000000002919" calcext:value-type="float">
            <text:p>2.92E-13</text:p>
          </table:table-cell>
          <table:table-cell office:value-type="float" office:value="0.91326732" calcext:value-type="float">
            <text:p>0.91326732</text:p>
          </table:table-cell>
          <table:table-cell office:value-type="float" office:value="0.07033933" calcext:value-type="float">
            <text:p>0.070339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675483" calcext:value-type="float">
            <text:p>0.9675483</text:p>
          </table:table-cell>
          <table:table-cell office:value-type="float" office:value="0.00439871" calcext:value-type="float">
            <text:p>0.00439871</text:p>
          </table:table-cell>
          <table:table-cell office:value-type="float" office:value="0.00888124" calcext:value-type="float">
            <text:p>0.00888124</text:p>
          </table:table-cell>
          <table:table-cell office:value-type="float" office:value="0.01917176" calcext:value-type="float">
            <text:p>0.01917176</text:p>
          </table:table-cell>
          <table:table-cell office:value-type="float" office:value="0.01015749" calcext:value-type="float">
            <text:p>0.01015749</text:p>
          </table:table-cell>
          <table:table-cell office:value-type="float" office:value="0.95036033" calcext:value-type="float">
            <text:p>0.95036033</text:p>
          </table:table-cell>
          <table:table-cell office:value-type="float" office:value="0.00000000001041" calcext:value-type="float">
            <text:p>1.04E-11</text:p>
          </table:table-cell>
          <table:table-cell office:value-type="float" office:value="0.03948219" calcext:value-type="float">
            <text:p>0.03948219</text:p>
          </table:table-cell>
          <table:table-cell office:value-type="float" office:value="0.01507854" calcext:value-type="float">
            <text:p>0.01507854</text:p>
          </table:table-cell>
          <table:table-cell office:value-type="float" office:value="0.0000000000002711" calcext:value-type="float">
            <text:p>2.71E-13</text:p>
          </table:table-cell>
          <table:table-cell office:value-type="float" office:value="0.91538681" calcext:value-type="float">
            <text:p>0.91538681</text:p>
          </table:table-cell>
          <table:table-cell office:value-type="float" office:value="0.06953465" calcext:value-type="float">
            <text:p>0.0695346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6526523" calcext:value-type="float">
            <text:p>0.96526523</text:p>
          </table:table-cell>
          <table:table-cell office:value-type="float" office:value="0.00443952" calcext:value-type="float">
            <text:p>0.00443952</text:p>
          </table:table-cell>
          <table:table-cell office:value-type="float" office:value="0.00965055" calcext:value-type="float">
            <text:p>0.00965055</text:p>
          </table:table-cell>
          <table:table-cell office:value-type="float" office:value="0.0206447" calcext:value-type="float">
            <text:p>0.0206447</text:p>
          </table:table-cell>
          <table:table-cell office:value-type="float" office:value="0.01001506" calcext:value-type="float">
            <text:p>0.01001506</text:p>
          </table:table-cell>
          <table:table-cell office:value-type="float" office:value="0.94796637" calcext:value-type="float">
            <text:p>0.94796637</text:p>
          </table:table-cell>
          <table:table-cell office:value-type="float" office:value="0.00000000001118" calcext:value-type="float">
            <text:p>1.12E-11</text:p>
          </table:table-cell>
          <table:table-cell office:value-type="float" office:value="0.04201857" calcext:value-type="float">
            <text:p>0.04201857</text:p>
          </table:table-cell>
          <table:table-cell office:value-type="float" office:value="0.0138696" calcext:value-type="float">
            <text:p>0.0138696</text:p>
          </table:table-cell>
          <table:table-cell office:value-type="float" office:value="0.0000000000002523" calcext:value-type="float">
            <text:p>2.52E-13</text:p>
          </table:table-cell>
          <table:table-cell office:value-type="float" office:value="0.91709397" calcext:value-type="float">
            <text:p>0.91709397</text:p>
          </table:table-cell>
          <table:table-cell office:value-type="float" office:value="0.06903644" calcext:value-type="float">
            <text:p>0.069036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6271467" calcext:value-type="float">
            <text:p>0.96271467</text:p>
          </table:table-cell>
          <table:table-cell office:value-type="float" office:value="0.00448692" calcext:value-type="float">
            <text:p>0.00448692</text:p>
          </table:table-cell>
          <table:table-cell office:value-type="float" office:value="0.01047845" calcext:value-type="float">
            <text:p>0.01047845</text:p>
          </table:table-cell>
          <table:table-cell office:value-type="float" office:value="0.02231995" calcext:value-type="float">
            <text:p>0.02231995</text:p>
          </table:table-cell>
          <table:table-cell office:value-type="float" office:value="0.0098555" calcext:value-type="float">
            <text:p>0.0098555</text:p>
          </table:table-cell>
          <table:table-cell office:value-type="float" office:value="0.94532156" calcext:value-type="float">
            <text:p>0.94532156</text:p>
          </table:table-cell>
          <table:table-cell office:value-type="float" office:value="0.00000000001198" calcext:value-type="float">
            <text:p>1.20E-11</text:p>
          </table:table-cell>
          <table:table-cell office:value-type="float" office:value="0.04482293" calcext:value-type="float">
            <text:p>0.04482293</text:p>
          </table:table-cell>
          <table:table-cell office:value-type="float" office:value="0.01275818" calcext:value-type="float">
            <text:p>0.01275818</text:p>
          </table:table-cell>
          <table:table-cell office:value-type="float" office:value="0.0000000000002352" calcext:value-type="float">
            <text:p>2.35E-13</text:p>
          </table:table-cell>
          <table:table-cell office:value-type="float" office:value="0.9184024" calcext:value-type="float">
            <text:p>0.9184024</text:p>
          </table:table-cell>
          <table:table-cell office:value-type="float" office:value="0.06883942" calcext:value-type="float">
            <text:p>0.0688394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5986378" calcext:value-type="float">
            <text:p>0.95986378</text:p>
          </table:table-cell>
          <table:table-cell office:value-type="float" office:value="0.00454094" calcext:value-type="float">
            <text:p>0.00454094</text:p>
          </table:table-cell>
          <table:table-cell office:value-type="float" office:value="0.01136823" calcext:value-type="float">
            <text:p>0.01136823</text:p>
          </table:table-cell>
          <table:table-cell office:value-type="float" office:value="0.02422704" calcext:value-type="float">
            <text:p>0.02422704</text:p>
          </table:table-cell>
          <table:table-cell office:value-type="float" office:value="0.00967936" calcext:value-type="float">
            <text:p>0.00967936</text:p>
          </table:table-cell>
          <table:table-cell office:value-type="float" office:value="0.9423955" calcext:value-type="float">
            <text:p>0.9423955</text:p>
          </table:table-cell>
          <table:table-cell office:value-type="float" office:value="0.0000000000128" calcext:value-type="float">
            <text:p>1.28E-11</text:p>
          </table:table-cell>
          <table:table-cell office:value-type="float" office:value="0.04792514" calcext:value-type="float">
            <text:p>0.04792514</text:p>
          </table:table-cell>
          <table:table-cell office:value-type="float" office:value="0.01173652" calcext:value-type="float">
            <text:p>0.01173652</text:p>
          </table:table-cell>
          <table:table-cell office:value-type="float" office:value="0.0000000000002196" calcext:value-type="float">
            <text:p>2.20E-13</text:p>
          </table:table-cell>
          <table:table-cell office:value-type="float" office:value="0.91932163" calcext:value-type="float">
            <text:p>0.91932163</text:p>
          </table:table-cell>
          <table:table-cell office:value-type="float" office:value="0.06894185" calcext:value-type="float">
            <text:p>0.068941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5667479" calcext:value-type="float">
            <text:p>0.95667479</text:p>
          </table:table-cell>
          <table:table-cell office:value-type="float" office:value="0.00460162" calcext:value-type="float">
            <text:p>0.00460162</text:p>
          </table:table-cell>
          <table:table-cell office:value-type="float" office:value="0.01232313" calcext:value-type="float">
            <text:p>0.01232313</text:p>
          </table:table-cell>
          <table:table-cell office:value-type="float" office:value="0.02640046" calcext:value-type="float">
            <text:p>0.02640046</text:p>
          </table:table-cell>
          <table:table-cell office:value-type="float" office:value="0.00948726" calcext:value-type="float">
            <text:p>0.00948726</text:p>
          </table:table-cell>
          <table:table-cell office:value-type="float" office:value="0.9391541" calcext:value-type="float">
            <text:p>0.9391541</text:p>
          </table:table-cell>
          <table:table-cell office:value-type="float" office:value="0.00000000001365" calcext:value-type="float">
            <text:p>1.37E-11</text:p>
          </table:table-cell>
          <table:table-cell office:value-type="float" office:value="0.05135864" calcext:value-type="float">
            <text:p>0.05135864</text:p>
          </table:table-cell>
          <table:table-cell office:value-type="float" office:value="0.01079739" calcext:value-type="float">
            <text:p>0.01079739</text:p>
          </table:table-cell>
          <table:table-cell office:value-type="float" office:value="0.0000000000002054" calcext:value-type="float">
            <text:p>2.05E-13</text:p>
          </table:table-cell>
          <table:table-cell office:value-type="float" office:value="0.91985704" calcext:value-type="float">
            <text:p>0.91985704</text:p>
          </table:table-cell>
          <table:table-cell office:value-type="float" office:value="0.06934557" calcext:value-type="float">
            <text:p>0.069345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5310424" calcext:value-type="float">
            <text:p>0.95310424</text:p>
          </table:table-cell>
          <table:table-cell office:value-type="float" office:value="0.00466897" calcext:value-type="float">
            <text:p>0.00466897</text:p>
          </table:table-cell>
          <table:table-cell office:value-type="float" office:value="0.01334627" calcext:value-type="float">
            <text:p>0.01334627</text:p>
          </table:table-cell>
          <table:table-cell office:value-type="float" office:value="0.02888052" calcext:value-type="float">
            <text:p>0.02888052</text:p>
          </table:table-cell>
          <table:table-cell office:value-type="float" office:value="0.00927985" calcext:value-type="float">
            <text:p>0.00927985</text:p>
          </table:table-cell>
          <table:table-cell office:value-type="float" office:value="0.93555923" calcext:value-type="float">
            <text:p>0.93555923</text:p>
          </table:table-cell>
          <table:table-cell office:value-type="float" office:value="0.00000000001451" calcext:value-type="float">
            <text:p>1.45E-11</text:p>
          </table:table-cell>
          <table:table-cell office:value-type="float" office:value="0.05516091" calcext:value-type="float">
            <text:p>0.05516091</text:p>
          </table:table-cell>
          <table:table-cell office:value-type="float" office:value="0.00993409" calcext:value-type="float">
            <text:p>0.00993409</text:p>
          </table:table-cell>
          <table:table-cell office:value-type="float" office:value="0.0000000000001925" calcext:value-type="float">
            <text:p>1.93E-13</text:p>
          </table:table-cell>
          <table:table-cell office:value-type="float" office:value="0.92000988" calcext:value-type="float">
            <text:p>0.92000988</text:p>
          </table:table-cell>
          <table:table-cell office:value-type="float" office:value="0.07005602" calcext:value-type="float">
            <text:p>0.070056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4910204" calcext:value-type="float">
            <text:p>0.94910204</text:p>
          </table:table-cell>
          <table:table-cell office:value-type="float" office:value="0.00474298" calcext:value-type="float">
            <text:p>0.00474298</text:p>
          </table:table-cell>
          <table:table-cell office:value-type="float" office:value="0.01444059" calcext:value-type="float">
            <text:p>0.01444059</text:p>
          </table:table-cell>
          <table:table-cell office:value-type="float" office:value="0.03171438" calcext:value-type="float">
            <text:p>0.03171438</text:p>
          </table:table-cell>
          <table:table-cell office:value-type="float" office:value="0.00905788" calcext:value-type="float">
            <text:p>0.00905788</text:p>
          </table:table-cell>
          <table:table-cell office:value-type="float" office:value="0.93156825" calcext:value-type="float">
            <text:p>0.93156825</text:p>
          </table:table-cell>
          <table:table-cell office:value-type="float" office:value="0.00000000001539" calcext:value-type="float">
            <text:p>1.54E-11</text:p>
          </table:table-cell>
          <table:table-cell office:value-type="float" office:value="0.05937388" calcext:value-type="float">
            <text:p>0.05937388</text:p>
          </table:table-cell>
          <table:table-cell office:value-type="float" office:value="0.00914041" calcext:value-type="float">
            <text:p>0.00914041</text:p>
          </table:table-cell>
          <table:table-cell office:value-type="float" office:value="0.0000000000001807" calcext:value-type="float">
            <text:p>1.81E-13</text:p>
          </table:table-cell>
          <table:table-cell office:value-type="float" office:value="0.91977721" calcext:value-type="float">
            <text:p>0.91977721</text:p>
          </table:table-cell>
          <table:table-cell office:value-type="float" office:value="0.07108237" calcext:value-type="float">
            <text:p>0.071082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4461051" calcext:value-type="float">
            <text:p>0.94461051</text:p>
          </table:table-cell>
          <table:table-cell office:value-type="float" office:value="0.00482363" calcext:value-type="float">
            <text:p>0.00482363</text:p>
          </table:table-cell>
          <table:table-cell office:value-type="float" office:value="0.01560871" calcext:value-type="float">
            <text:p>0.01560871</text:p>
          </table:table-cell>
          <table:table-cell office:value-type="float" office:value="0.03495716" calcext:value-type="float">
            <text:p>0.03495716</text:p>
          </table:table-cell>
          <table:table-cell office:value-type="float" office:value="0.00882209" calcext:value-type="float">
            <text:p>0.00882209</text:p>
          </table:table-cell>
          <table:table-cell office:value-type="float" office:value="0.92713359" calcext:value-type="float">
            <text:p>0.92713359</text:p>
          </table:table-cell>
          <table:table-cell office:value-type="float" office:value="0.00000000001628" calcext:value-type="float">
            <text:p>1.63E-11</text:p>
          </table:table-cell>
          <table:table-cell office:value-type="float" office:value="0.06404432" calcext:value-type="float">
            <text:p>0.06404432</text:p>
          </table:table-cell>
          <table:table-cell office:value-type="float" office:value="0.00841063" calcext:value-type="float">
            <text:p>0.00841063</text:p>
          </table:table-cell>
          <table:table-cell office:value-type="float" office:value="0.0000000000001699" calcext:value-type="float">
            <text:p>1.70E-13</text:p>
          </table:table-cell>
          <table:table-cell office:value-type="float" office:value="0.91915171" calcext:value-type="float">
            <text:p>0.91915171</text:p>
          </table:table-cell>
          <table:table-cell office:value-type="float" office:value="0.07243766" calcext:value-type="float">
            <text:p>0.072437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3956316" calcext:value-type="float">
            <text:p>0.93956316</text:p>
          </table:table-cell>
          <table:table-cell office:value-type="float" office:value="0.00491081" calcext:value-type="float">
            <text:p>0.00491081</text:p>
          </table:table-cell>
          <table:table-cell office:value-type="float" office:value="0.01685279" calcext:value-type="float">
            <text:p>0.01685279</text:p>
          </table:table-cell>
          <table:table-cell office:value-type="float" office:value="0.03867324" calcext:value-type="float">
            <text:p>0.03867324</text:p>
          </table:table-cell>
          <table:table-cell office:value-type="float" office:value="0.00857332" calcext:value-type="float">
            <text:p>0.00857332</text:p>
          </table:table-cell>
          <table:table-cell office:value-type="float" office:value="0.92220229" calcext:value-type="float">
            <text:p>0.92220229</text:p>
          </table:table-cell>
          <table:table-cell office:value-type="float" office:value="0.00000000001717" calcext:value-type="float">
            <text:p>1.72E-11</text:p>
          </table:table-cell>
          <table:table-cell office:value-type="float" office:value="0.06922439" calcext:value-type="float">
            <text:p>0.06922439</text:p>
          </table:table-cell>
          <table:table-cell office:value-type="float" office:value="0.00773944" calcext:value-type="float">
            <text:p>0.00773944</text:p>
          </table:table-cell>
          <table:table-cell office:value-type="float" office:value="0.00000000000016" calcext:value-type="float">
            <text:p>1.60E-13</text:p>
          </table:table-cell>
          <table:table-cell office:value-type="float" office:value="0.91812151" calcext:value-type="float">
            <text:p>0.91812151</text:p>
          </table:table-cell>
          <table:table-cell office:value-type="float" office:value="0.07413904" calcext:value-type="float">
            <text:p>0.074139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3388345" calcext:value-type="float">
            <text:p>0.93388345</text:p>
          </table:table-cell>
          <table:table-cell office:value-type="float" office:value="0.00500439" calcext:value-type="float">
            <text:p>0.00500439</text:p>
          </table:table-cell>
          <table:table-cell office:value-type="float" office:value="0.01817438" calcext:value-type="float">
            <text:p>0.01817438</text:p>
          </table:table-cell>
          <table:table-cell office:value-type="float" office:value="0.04293779" calcext:value-type="float">
            <text:p>0.04293779</text:p>
          </table:table-cell>
          <table:table-cell office:value-type="float" office:value="0.0083124" calcext:value-type="float">
            <text:p>0.0083124</text:p>
          </table:table-cell>
          <table:table-cell office:value-type="float" office:value="0.91671558" calcext:value-type="float">
            <text:p>0.91671558</text:p>
          </table:table-cell>
          <table:table-cell office:value-type="float" office:value="0.00000000001806" calcext:value-type="float">
            <text:p>1.81E-11</text:p>
          </table:table-cell>
          <table:table-cell office:value-type="float" office:value="0.07497202" calcext:value-type="float">
            <text:p>0.07497202</text:p>
          </table:table-cell>
          <table:table-cell office:value-type="float" office:value="0.00712199" calcext:value-type="float">
            <text:p>0.00712199</text:p>
          </table:table-cell>
          <table:table-cell office:value-type="float" office:value="0.0000000000001509" calcext:value-type="float">
            <text:p>1.51E-13</text:p>
          </table:table-cell>
          <table:table-cell office:value-type="float" office:value="0.91666992" calcext:value-type="float">
            <text:p>0.91666992</text:p>
          </table:table-cell>
          <table:table-cell office:value-type="float" office:value="0.07620809" calcext:value-type="float">
            <text:p>0.076208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274833" calcext:value-type="float">
            <text:p>0.9274833</text:p>
          </table:table-cell>
          <table:table-cell office:value-type="float" office:value="0.0051041" calcext:value-type="float">
            <text:p>0.0051041</text:p>
          </table:table-cell>
          <table:table-cell office:value-type="float" office:value="0.01957419" calcext:value-type="float">
            <text:p>0.01957419</text:p>
          </table:table-cell>
          <table:table-cell office:value-type="float" office:value="0.04783841" calcext:value-type="float">
            <text:p>0.04783841</text:p>
          </table:table-cell>
          <table:table-cell office:value-type="float" office:value="0.00804023" calcext:value-type="float">
            <text:p>0.00804023</text:p>
          </table:table-cell>
          <table:table-cell office:value-type="float" office:value="0.91060839" calcext:value-type="float">
            <text:p>0.91060839</text:p>
          </table:table-cell>
          <table:table-cell office:value-type="float" office:value="0.00000000001895" calcext:value-type="float">
            <text:p>1.90E-11</text:p>
          </table:table-cell>
          <table:table-cell office:value-type="float" office:value="0.08135138" calcext:value-type="float">
            <text:p>0.08135138</text:p>
          </table:table-cell>
          <table:table-cell office:value-type="float" office:value="0.00655378" calcext:value-type="float">
            <text:p>0.00655378</text:p>
          </table:table-cell>
          <table:table-cell office:value-type="float" office:value="0.0000000000001426" calcext:value-type="float">
            <text:p>1.43E-13</text:p>
          </table:table-cell>
          <table:table-cell office:value-type="float" office:value="0.9147751" calcext:value-type="float">
            <text:p>0.9147751</text:p>
          </table:table-cell>
          <table:table-cell office:value-type="float" office:value="0.07867112" calcext:value-type="float">
            <text:p>0.078671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2026163" calcext:value-type="float">
            <text:p>0.92026163</text:p>
          </table:table-cell>
          <table:table-cell office:value-type="float" office:value="0.00520959" calcext:value-type="float">
            <text:p>0.00520959</text:p>
          </table:table-cell>
          <table:table-cell office:value-type="float" office:value="0.0210518" calcext:value-type="float">
            <text:p>0.0210518</text:p>
          </table:table-cell>
          <table:table-cell office:value-type="float" office:value="0.05347697" calcext:value-type="float">
            <text:p>0.05347697</text:p>
          </table:table-cell>
          <table:table-cell office:value-type="float" office:value="0.00775773" calcext:value-type="float">
            <text:p>0.00775773</text:p>
          </table:table-cell>
          <table:table-cell office:value-type="float" office:value="0.903809" calcext:value-type="float">
            <text:p>0.903809</text:p>
          </table:table-cell>
          <table:table-cell office:value-type="float" office:value="0.00000000001982" calcext:value-type="float">
            <text:p>1.98E-11</text:p>
          </table:table-cell>
          <table:table-cell office:value-type="float" office:value="0.08843327" calcext:value-type="float">
            <text:p>0.08843327</text:p>
          </table:table-cell>
          <table:table-cell office:value-type="float" office:value="0.00603069" calcext:value-type="float">
            <text:p>0.00603069</text:p>
          </table:table-cell>
          <table:table-cell office:value-type="float" office:value="0.000000000000135" calcext:value-type="float">
            <text:p>1.35E-13</text:p>
          </table:table-cell>
          <table:table-cell office:value-type="float" office:value="0.91240964" calcext:value-type="float">
            <text:p>0.91240964</text:p>
          </table:table-cell>
          <table:table-cell office:value-type="float" office:value="0.08155967" calcext:value-type="float">
            <text:p>0.081559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1210272" calcext:value-type="float">
            <text:p>0.91210272</text:p>
          </table:table-cell>
          <table:table-cell office:value-type="float" office:value="0.00532034" calcext:value-type="float">
            <text:p>0.00532034</text:p>
          </table:table-cell>
          <table:table-cell office:value-type="float" office:value="0.02260537" calcext:value-type="float">
            <text:p>0.02260537</text:p>
          </table:table-cell>
          <table:table-cell office:value-type="float" office:value="0.05997156" calcext:value-type="float">
            <text:p>0.05997156</text:p>
          </table:table-cell>
          <table:table-cell office:value-type="float" office:value="0.00746583" calcext:value-type="float">
            <text:p>0.00746583</text:p>
          </table:table-cell>
          <table:table-cell office:value-type="float" office:value="0.89623878" calcext:value-type="float">
            <text:p>0.89623878</text:p>
          </table:table-cell>
          <table:table-cell office:value-type="float" office:value="0.00000000002066" calcext:value-type="float">
            <text:p>2.07E-11</text:p>
          </table:table-cell>
          <table:table-cell office:value-type="float" office:value="0.09629539" calcext:value-type="float">
            <text:p>0.09629539</text:p>
          </table:table-cell>
          <table:table-cell office:value-type="float" office:value="0.00554893" calcext:value-type="float">
            <text:p>0.00554893</text:p>
          </table:table-cell>
          <table:table-cell office:value-type="float" office:value="0.000000000000128" calcext:value-type="float">
            <text:p>1.28E-13</text:p>
          </table:table-cell>
          <table:table-cell office:value-type="float" office:value="0.90954012" calcext:value-type="float">
            <text:p>0.90954012</text:p>
          </table:table-cell>
          <table:table-cell office:value-type="float" office:value="0.08491095" calcext:value-type="float">
            <text:p>0.0849109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028747" calcext:value-type="float">
            <text:p>0.9028747</text:p>
          </table:table-cell>
          <table:table-cell office:value-type="float" office:value="0.00543564" calcext:value-type="float">
            <text:p>0.00543564</text:p>
          </table:table-cell>
          <table:table-cell office:value-type="float" office:value="0.02423119" calcext:value-type="float">
            <text:p>0.02423119</text:p>
          </table:table-cell>
          <table:table-cell office:value-type="float" office:value="0.06745847" calcext:value-type="float">
            <text:p>0.06745847</text:p>
          </table:table-cell>
          <table:table-cell office:value-type="float" office:value="0.00716552" calcext:value-type="float">
            <text:p>0.00716552</text:p>
          </table:table-cell>
          <table:table-cell office:value-type="float" office:value="0.88781193" calcext:value-type="float">
            <text:p>0.88781193</text:p>
          </table:table-cell>
          <table:table-cell office:value-type="float" office:value="0.00000000002147" calcext:value-type="float">
            <text:p>2.15E-11</text:p>
          </table:table-cell>
          <table:table-cell office:value-type="float" office:value="0.10502255" calcext:value-type="float">
            <text:p>0.10502255</text:p>
          </table:table-cell>
          <table:table-cell office:value-type="float" office:value="0.00510501" calcext:value-type="float">
            <text:p>0.00510501</text:p>
          </table:table-cell>
          <table:table-cell office:value-type="float" office:value="0.0000000000001216" calcext:value-type="float">
            <text:p>1.22E-13</text:p>
          </table:table-cell>
          <table:table-cell office:value-type="float" office:value="0.90612654" calcext:value-type="float">
            <text:p>0.90612654</text:p>
          </table:table-cell>
          <table:table-cell office:value-type="float" office:value="0.08876845" calcext:value-type="float">
            <text:p>0.088768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9242814" calcext:value-type="float">
            <text:p>0.89242814</text:p>
          </table:table-cell>
          <table:table-cell office:value-type="float" office:value="0.00555454" calcext:value-type="float">
            <text:p>0.00555454</text:p>
          </table:table-cell>
          <table:table-cell office:value-type="float" office:value="0.02592325" calcext:value-type="float">
            <text:p>0.02592325</text:p>
          </table:table-cell>
          <table:table-cell office:value-type="float" office:value="0.07609407" calcext:value-type="float">
            <text:p>0.07609407</text:p>
          </table:table-cell>
          <table:table-cell office:value-type="float" office:value="0.0068578" calcext:value-type="float">
            <text:p>0.0068578</text:p>
          </table:table-cell>
          <table:table-cell office:value-type="float" office:value="0.87843561" calcext:value-type="float">
            <text:p>0.87843561</text:p>
          </table:table-cell>
          <table:table-cell office:value-type="float" office:value="0.00000000002224" calcext:value-type="float">
            <text:p>2.22E-11</text:p>
          </table:table-cell>
          <table:table-cell office:value-type="float" office:value="0.11470658" calcext:value-type="float">
            <text:p>0.11470658</text:p>
          </table:table-cell>
          <table:table-cell office:value-type="float" office:value="0.00469574" calcext:value-type="float">
            <text:p>0.00469574</text:p>
          </table:table-cell>
          <table:table-cell office:value-type="float" office:value="0.0000000000001156" calcext:value-type="float">
            <text:p>1.16E-13</text:p>
          </table:table-cell>
          <table:table-cell office:value-type="float" office:value="0.90212173" calcext:value-type="float">
            <text:p>0.90212173</text:p>
          </table:table-cell>
          <table:table-cell office:value-type="float" office:value="0.09318253" calcext:value-type="float">
            <text:p>0.093182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8059505" calcext:value-type="float">
            <text:p>0.88059505</text:p>
          </table:table-cell>
          <table:table-cell office:value-type="float" office:value="0.0056758" calcext:value-type="float">
            <text:p>0.0056758</text:p>
          </table:table-cell>
          <table:table-cell office:value-type="float" office:value="0.02767267" calcext:value-type="float">
            <text:p>0.02767267</text:p>
          </table:table-cell>
          <table:table-cell office:value-type="float" office:value="0.08605648" calcext:value-type="float">
            <text:p>0.08605648</text:p>
          </table:table-cell>
          <table:table-cell office:value-type="float" office:value="0.00654371" calcext:value-type="float">
            <text:p>0.00654371</text:p>
          </table:table-cell>
          <table:table-cell office:value-type="float" office:value="0.86801021" calcext:value-type="float">
            <text:p>0.86801021</text:p>
          </table:table-cell>
          <table:table-cell office:value-type="float" office:value="0.00000000002296" calcext:value-type="float">
            <text:p>2.30E-11</text:p>
          </table:table-cell>
          <table:table-cell office:value-type="float" office:value="0.12544608" calcext:value-type="float">
            <text:p>0.12544608</text:p>
          </table:table-cell>
          <table:table-cell office:value-type="float" office:value="0.00431818" calcext:value-type="float">
            <text:p>0.00431818</text:p>
          </table:table-cell>
          <table:table-cell office:value-type="float" office:value="0.0000000000001101" calcext:value-type="float">
            <text:p>1.10E-13</text:p>
          </table:table-cell>
          <table:table-cell office:value-type="float" office:value="0.89747065" calcext:value-type="float">
            <text:p>0.89747065</text:p>
          </table:table-cell>
          <table:table-cell office:value-type="float" office:value="0.09821117" calcext:value-type="float">
            <text:p>0.098211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6718859" calcext:value-type="float">
            <text:p>0.86718859</text:p>
          </table:table-cell>
          <table:table-cell office:value-type="float" office:value="0.00579782" calcext:value-type="float">
            <text:p>0.00579782</text:p>
          </table:table-cell>
          <table:table-cell office:value-type="float" office:value="0.02946704" calcext:value-type="float">
            <text:p>0.02946704</text:p>
          </table:table-cell>
          <table:table-cell office:value-type="float" office:value="0.09754655" calcext:value-type="float">
            <text:p>0.09754655</text:p>
          </table:table-cell>
          <table:table-cell office:value-type="float" office:value="0.00622431" calcext:value-type="float">
            <text:p>0.00622431</text:p>
          </table:table-cell>
          <table:table-cell office:value-type="float" office:value="0.85643" calcext:value-type="float">
            <text:p>0.85643</text:p>
          </table:table-cell>
          <table:table-cell office:value-type="float" office:value="0.00000000002362" calcext:value-type="float">
            <text:p>2.36E-11</text:p>
          </table:table-cell>
          <table:table-cell office:value-type="float" office:value="0.13734569" calcext:value-type="float">
            <text:p>0.13734569</text:p>
          </table:table-cell>
          <table:table-cell office:value-type="float" office:value="0.00396964" calcext:value-type="float">
            <text:p>0.00396964</text:p>
          </table:table-cell>
          <table:table-cell office:value-type="float" office:value="0.000000000000105" calcext:value-type="float">
            <text:p>1.05E-13</text:p>
          </table:table-cell>
          <table:table-cell office:value-type="float" office:value="0.89210973" calcext:value-type="float">
            <text:p>0.89210973</text:p>
          </table:table-cell>
          <table:table-cell office:value-type="float" office:value="0.10392064" calcext:value-type="float">
            <text:p>0.103920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5200382" calcext:value-type="float">
            <text:p>0.85200382</text:p>
          </table:table-cell>
          <table:table-cell office:value-type="float" office:value="0.00591857" calcext:value-type="float">
            <text:p>0.00591857</text:p>
          </table:table-cell>
          <table:table-cell office:value-type="float" office:value="0.03128975" calcext:value-type="float">
            <text:p>0.03128975</text:p>
          </table:table-cell>
          <table:table-cell office:value-type="float" office:value="0.11078786" calcext:value-type="float">
            <text:p>0.11078786</text:p>
          </table:table-cell>
          <table:table-cell office:value-type="float" office:value="0.0059007" calcext:value-type="float">
            <text:p>0.0059007</text:p>
          </table:table-cell>
          <table:table-cell office:value-type="float" office:value="0.84358436" calcext:value-type="float">
            <text:p>0.84358436</text:p>
          </table:table-cell>
          <table:table-cell office:value-type="float" office:value="0.0000000000242" calcext:value-type="float">
            <text:p>2.42E-11</text:p>
          </table:table-cell>
          <table:table-cell office:value-type="float" office:value="0.15051494" calcext:value-type="float">
            <text:p>0.15051494</text:p>
          </table:table-cell>
          <table:table-cell office:value-type="float" office:value="0.00364764" calcext:value-type="float">
            <text:p>0.00364764</text:p>
          </table:table-cell>
          <table:table-cell office:value-type="float" office:value="0.0000000000001002" calcext:value-type="float">
            <text:p>1.00E-13</text:p>
          </table:table-cell>
          <table:table-cell office:value-type="float" office:value="0.88596606" calcext:value-type="float">
            <text:p>0.88596606</text:p>
          </table:table-cell>
          <table:table-cell office:value-type="float" office:value="0.1103863" calcext:value-type="float">
            <text:p>0.11038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348201" calcext:value-type="float">
            <text:p>0.8348201</text:p>
          </table:table-cell>
          <table:table-cell office:value-type="float" office:value="0.00603555" calcext:value-type="float">
            <text:p>0.00603555</text:p>
          </table:table-cell>
          <table:table-cell office:value-type="float" office:value="0.03311927" calcext:value-type="float">
            <text:p>0.03311927</text:p>
          </table:table-cell>
          <table:table-cell office:value-type="float" office:value="0.12602508" calcext:value-type="float">
            <text:p>0.12602508</text:p>
          </table:table-cell>
          <table:table-cell office:value-type="float" office:value="0.00557403" calcext:value-type="float">
            <text:p>0.00557403</text:p>
          </table:table-cell>
          <table:table-cell office:value-type="float" office:value="0.82935949" calcext:value-type="float">
            <text:p>0.82935949</text:p>
          </table:table-cell>
          <table:table-cell office:value-type="float" office:value="0.00000000002469" calcext:value-type="float">
            <text:p>2.47E-11</text:p>
          </table:table-cell>
          <table:table-cell office:value-type="float" office:value="0.16506648" calcext:value-type="float">
            <text:p>0.16506648</text:p>
          </table:table-cell>
          <table:table-cell office:value-type="float" office:value="0.00334992" calcext:value-type="float">
            <text:p>0.00334992</text:p>
          </table:table-cell>
          <table:table-cell office:value-type="float" office:value="0.00000000000009579" calcext:value-type="float">
            <text:p>9.58E-14</text:p>
          </table:table-cell>
          <table:table-cell office:value-type="float" office:value="0.87895675" calcext:value-type="float">
            <text:p>0.87895675</text:p>
          </table:table-cell>
          <table:table-cell office:value-type="float" office:value="0.11769333" calcext:value-type="float">
            <text:p>0.11769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1540586" calcext:value-type="float">
            <text:p>0.81540586</text:p>
          </table:table-cell>
          <table:table-cell office:value-type="float" office:value="0.00614569" calcext:value-type="float">
            <text:p>0.00614569</text:p>
          </table:table-cell>
          <table:table-cell office:value-type="float" office:value="0.03492838" calcext:value-type="float">
            <text:p>0.03492838</text:p>
          </table:table-cell>
          <table:table-cell office:value-type="float" office:value="0.14352007" calcext:value-type="float">
            <text:p>0.14352007</text:p>
          </table:table-cell>
          <table:table-cell office:value-type="float" office:value="0.00524549" calcext:value-type="float">
            <text:p>0.00524549</text:p>
          </table:table-cell>
          <table:table-cell office:value-type="float" office:value="0.81364098" calcext:value-type="float">
            <text:p>0.81364098</text:p>
          </table:table-cell>
          <table:table-cell office:value-type="float" office:value="0.00000000002509" calcext:value-type="float">
            <text:p>2.51E-11</text:p>
          </table:table-cell>
          <table:table-cell office:value-type="float" office:value="0.18111353" calcext:value-type="float">
            <text:p>0.18111353</text:p>
          </table:table-cell>
          <table:table-cell office:value-type="float" office:value="0.00307442" calcext:value-type="float">
            <text:p>0.00307442</text:p>
          </table:table-cell>
          <table:table-cell office:value-type="float" office:value="0.00000000000009165" calcext:value-type="float">
            <text:p>9.17E-14</text:p>
          </table:table-cell>
          <table:table-cell office:value-type="float" office:value="0.87098823" calcext:value-type="float">
            <text:p>0.87098823</text:p>
          </table:table-cell>
          <table:table-cell office:value-type="float" office:value="0.12593735" calcext:value-type="float">
            <text:p>0.125937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9352646" calcext:value-type="float">
            <text:p>0.79352646</text:p>
          </table:table-cell>
          <table:table-cell office:value-type="float" office:value="0.00624532" calcext:value-type="float">
            <text:p>0.00624532</text:p>
          </table:table-cell>
          <table:table-cell office:value-type="float" office:value="0.03668364" calcext:value-type="float">
            <text:p>0.03668364</text:p>
          </table:table-cell>
          <table:table-cell office:value-type="float" office:value="0.16354458" calcext:value-type="float">
            <text:p>0.16354458</text:p>
          </table:table-cell>
          <table:table-cell office:value-type="float" office:value="0.00491635" calcext:value-type="float">
            <text:p>0.00491635</text:p>
          </table:table-cell>
          <table:table-cell office:value-type="float" office:value="0.79631715" calcext:value-type="float">
            <text:p>0.79631715</text:p>
          </table:table-cell>
          <table:table-cell office:value-type="float" office:value="0.00000000002538" calcext:value-type="float">
            <text:p>2.54E-11</text:p>
          </table:table-cell>
          <table:table-cell office:value-type="float" office:value="0.1987665" calcext:value-type="float">
            <text:p>0.1987665</text:p>
          </table:table-cell>
          <table:table-cell office:value-type="float" office:value="0.00281922" calcext:value-type="float">
            <text:p>0.00281922</text:p>
          </table:table-cell>
          <table:table-cell office:value-type="float" office:value="0.00000000000008776" calcext:value-type="float">
            <text:p>8.78E-14</text:p>
          </table:table-cell>
          <table:table-cell office:value-type="float" office:value="0.86195583" calcext:value-type="float">
            <text:p>0.86195583</text:p>
          </table:table-cell>
          <table:table-cell office:value-type="float" office:value="0.13522495" calcext:value-type="float">
            <text:p>0.135224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6895598" calcext:value-type="float">
            <text:p>0.76895598</text:p>
          </table:table-cell>
          <table:table-cell office:value-type="float" office:value="0.00633018" calcext:value-type="float">
            <text:p>0.00633018</text:p>
          </table:table-cell>
          <table:table-cell office:value-type="float" office:value="0.03834497" calcext:value-type="float">
            <text:p>0.03834497</text:p>
          </table:table-cell>
          <table:table-cell office:value-type="float" office:value="0.18636887" calcext:value-type="float">
            <text:p>0.18636887</text:p>
          </table:table-cell>
          <table:table-cell office:value-type="float" office:value="0.00458791" calcext:value-type="float">
            <text:p>0.00458791</text:p>
          </table:table-cell>
          <table:table-cell office:value-type="float" office:value="0.77728348" calcext:value-type="float">
            <text:p>0.77728348</text:p>
          </table:table-cell>
          <table:table-cell office:value-type="float" office:value="0.00000000002555" calcext:value-type="float">
            <text:p>2.56E-11</text:p>
          </table:table-cell>
          <table:table-cell office:value-type="float" office:value="0.2181286" calcext:value-type="float">
            <text:p>0.2181286</text:p>
          </table:table-cell>
          <table:table-cell office:value-type="float" office:value="0.0025826" calcext:value-type="float">
            <text:p>0.0025826</text:p>
          </table:table-cell>
          <table:table-cell office:value-type="float" office:value="0.00000000000008409" calcext:value-type="float">
            <text:p>8.41E-14</text:p>
          </table:table-cell>
          <table:table-cell office:value-type="float" office:value="0.85174346" calcext:value-type="float">
            <text:p>0.85174346</text:p>
          </table:table-cell>
          <table:table-cell office:value-type="float" office:value="0.14567394" calcext:value-type="float">
            <text:p>0.145673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4149371" calcext:value-type="float">
            <text:p>0.74149371</text:p>
          </table:table-cell>
          <table:table-cell office:value-type="float" office:value="0.0063954" calcext:value-type="float">
            <text:p>0.0063954</text:p>
          </table:table-cell>
          <table:table-cell office:value-type="float" office:value="0.03986574" calcext:value-type="float">
            <text:p>0.03986574</text:p>
          </table:table-cell>
          <table:table-cell office:value-type="float" office:value="0.21224515" calcext:value-type="float">
            <text:p>0.21224515</text:p>
          </table:table-cell>
          <table:table-cell office:value-type="float" office:value="0.00426157" calcext:value-type="float">
            <text:p>0.00426157</text:p>
          </table:table-cell>
          <table:table-cell office:value-type="float" office:value="0.75644799" calcext:value-type="float">
            <text:p>0.75644799</text:p>
          </table:table-cell>
          <table:table-cell office:value-type="float" office:value="0.00000000002558" calcext:value-type="float">
            <text:p>2.56E-11</text:p>
          </table:table-cell>
          <table:table-cell office:value-type="float" office:value="0.23929045" calcext:value-type="float">
            <text:p>0.23929045</text:p>
          </table:table-cell>
          <table:table-cell office:value-type="float" office:value="0.00236297" calcext:value-type="float">
            <text:p>0.00236297</text:p>
          </table:table-cell>
          <table:table-cell office:value-type="float" office:value="0.00000000000008061" calcext:value-type="float">
            <text:p>8.06E-14</text:p>
          </table:table-cell>
          <table:table-cell office:value-type="float" office:value="0.84022389" calcext:value-type="float">
            <text:p>0.84022389</text:p>
          </table:table-cell>
          <table:table-cell office:value-type="float" office:value="0.15741314" calcext:value-type="float">
            <text:p>0.157413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1098566" calcext:value-type="float">
            <text:p>0.71098566</text:p>
          </table:table-cell>
          <table:table-cell office:value-type="float" office:value="0.00643562" calcext:value-type="float">
            <text:p>0.00643562</text:p>
          </table:table-cell>
          <table:table-cell office:value-type="float" office:value="0.04119346" calcext:value-type="float">
            <text:p>0.04119346</text:p>
          </table:table-cell>
          <table:table-cell office:value-type="float" office:value="0.24138526" calcext:value-type="float">
            <text:p>0.24138526</text:p>
          </table:table-cell>
          <table:table-cell office:value-type="float" office:value="0.00393878" calcext:value-type="float">
            <text:p>0.00393878</text:p>
          </table:table-cell>
          <table:table-cell office:value-type="float" office:value="0.73373769" calcext:value-type="float">
            <text:p>0.73373769</text:p>
          </table:table-cell>
          <table:table-cell office:value-type="float" office:value="0.00000000002548" calcext:value-type="float">
            <text:p>2.55E-11</text:p>
          </table:table-cell>
          <table:table-cell office:value-type="float" office:value="0.26232353" calcext:value-type="float">
            <text:p>0.26232353</text:p>
          </table:table-cell>
          <table:table-cell office:value-type="float" office:value="0.00215889" calcext:value-type="float">
            <text:p>0.00215889</text:p>
          </table:table-cell>
          <table:table-cell office:value-type="float" office:value="0.00000000000007729" calcext:value-type="float">
            <text:p>7.73E-14</text:p>
          </table:table-cell>
          <table:table-cell office:value-type="float" office:value="0.82725948" calcext:value-type="float">
            <text:p>0.82725948</text:p>
          </table:table-cell>
          <table:table-cell office:value-type="float" office:value="0.17058164" calcext:value-type="float">
            <text:p>0.1705816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7735056" calcext:value-type="float">
            <text:p>0.67735056</text:p>
          </table:table-cell>
          <table:table-cell office:value-type="float" office:value="0.0064452" calcext:value-type="float">
            <text:p>0.0064452</text:p>
          </table:table-cell>
          <table:table-cell office:value-type="float" office:value="0.04227129" calcext:value-type="float">
            <text:p>0.04227129</text:p>
          </table:table-cell>
          <table:table-cell office:value-type="float" office:value="0.27393294" calcext:value-type="float">
            <text:p>0.27393294</text:p>
          </table:table-cell>
          <table:table-cell office:value-type="float" office:value="0.00362108" calcext:value-type="float">
            <text:p>0.00362108</text:p>
          </table:table-cell>
          <table:table-cell office:value-type="float" office:value="0.70910596" calcext:value-type="float">
            <text:p>0.70910596</text:p>
          </table:table-cell>
          <table:table-cell office:value-type="float" office:value="0.00000000002523" calcext:value-type="float">
            <text:p>2.52E-11</text:p>
          </table:table-cell>
          <table:table-cell office:value-type="float" office:value="0.28727295" calcext:value-type="float">
            <text:p>0.28727295</text:p>
          </table:table-cell>
          <table:table-cell office:value-type="float" office:value="0.00196904" calcext:value-type="float">
            <text:p>0.00196904</text:p>
          </table:table-cell>
          <table:table-cell office:value-type="float" office:value="0.0000000000000741" calcext:value-type="float">
            <text:p>7.41E-14</text:p>
          </table:table-cell>
          <table:table-cell office:value-type="float" office:value="0.81270381" calcext:value-type="float">
            <text:p>0.81270381</text:p>
          </table:table-cell>
          <table:table-cell office:value-type="float" office:value="0.18532715" calcext:value-type="float">
            <text:p>0.185327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4060912" calcext:value-type="float">
            <text:p>0.64060912</text:p>
          </table:table-cell>
          <table:table-cell office:value-type="float" office:value="0.00641851" calcext:value-type="float">
            <text:p>0.00641851</text:p>
          </table:table-cell>
          <table:table-cell office:value-type="float" office:value="0.0430407" calcext:value-type="float">
            <text:p>0.0430407</text:p>
          </table:table-cell>
          <table:table-cell office:value-type="float" office:value="0.30993167" calcext:value-type="float">
            <text:p>0.30993167</text:p>
          </table:table-cell>
          <table:table-cell office:value-type="float" office:value="0.00331007" calcext:value-type="float">
            <text:p>0.00331007</text:p>
          </table:table-cell>
          <table:table-cell office:value-type="float" office:value="0.68254052" calcext:value-type="float">
            <text:p>0.68254052</text:p>
          </table:table-cell>
          <table:table-cell office:value-type="float" office:value="0.00000000002483" calcext:value-type="float">
            <text:p>2.48E-11</text:p>
          </table:table-cell>
          <table:table-cell office:value-type="float" office:value="0.31414941" calcext:value-type="float">
            <text:p>0.31414941</text:p>
          </table:table-cell>
          <table:table-cell office:value-type="float" office:value="0.00179227" calcext:value-type="float">
            <text:p>0.00179227</text:p>
          </table:table-cell>
          <table:table-cell office:value-type="float" office:value="0.00000000000007102" calcext:value-type="float">
            <text:p>7.10E-14</text:p>
          </table:table-cell>
          <table:table-cell office:value-type="float" office:value="0.79640441" calcext:value-type="float">
            <text:p>0.79640441</text:p>
          </table:table-cell>
          <table:table-cell office:value-type="float" office:value="0.20180332" calcext:value-type="float">
            <text:p>0.201803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0091315" calcext:value-type="float">
            <text:p>0.60091315</text:p>
          </table:table-cell>
          <table:table-cell office:value-type="float" office:value="0.00635031" calcext:value-type="float">
            <text:p>0.00635031</text:p>
          </table:table-cell>
          <table:table-cell office:value-type="float" office:value="0.04344519" calcext:value-type="float">
            <text:p>0.04344519</text:p>
          </table:table-cell>
          <table:table-cell office:value-type="float" office:value="0.34929136" calcext:value-type="float">
            <text:p>0.34929136</text:p>
          </table:table-cell>
          <table:table-cell office:value-type="float" office:value="0.00300741" calcext:value-type="float">
            <text:p>0.00300741</text:p>
          </table:table-cell>
          <table:table-cell office:value-type="float" office:value="0.65407146" calcext:value-type="float">
            <text:p>0.65407146</text:p>
          </table:table-cell>
          <table:table-cell office:value-type="float" office:value="0.00000000002428" calcext:value-type="float">
            <text:p>2.43E-11</text:p>
          </table:table-cell>
          <table:table-cell office:value-type="float" office:value="0.34292113" calcext:value-type="float">
            <text:p>0.34292113</text:p>
          </table:table-cell>
          <table:table-cell office:value-type="float" office:value="0.0016275" calcext:value-type="float">
            <text:p>0.0016275</text:p>
          </table:table-cell>
          <table:table-cell office:value-type="float" office:value="0.00000000000006803" calcext:value-type="float">
            <text:p>6.80E-14</text:p>
          </table:table-cell>
          <table:table-cell office:value-type="float" office:value="0.77820697" calcext:value-type="float">
            <text:p>0.77820697</text:p>
          </table:table-cell>
          <table:table-cell office:value-type="float" office:value="0.22016553" calcext:value-type="float">
            <text:p>0.2201655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5857013" calcext:value-type="float">
            <text:p>0.55857013</text:p>
          </table:table-cell>
          <table:table-cell office:value-type="float" office:value="0.0062363" calcext:value-type="float">
            <text:p>0.0062363</text:p>
          </table:table-cell>
          <table:table-cell office:value-type="float" office:value="0.04343512" calcext:value-type="float">
            <text:p>0.04343512</text:p>
          </table:table-cell>
          <table:table-cell office:value-type="float" office:value="0.39175845" calcext:value-type="float">
            <text:p>0.39175845</text:p>
          </table:table-cell>
          <table:table-cell office:value-type="float" office:value="0.00271476" calcext:value-type="float">
            <text:p>0.00271476</text:p>
          </table:table-cell>
          <table:table-cell office:value-type="float" office:value="0.62377888" calcext:value-type="float">
            <text:p>0.62377888</text:p>
          </table:table-cell>
          <table:table-cell office:value-type="float" office:value="0.00000000002357" calcext:value-type="float">
            <text:p>2.36E-11</text:p>
          </table:table-cell>
          <table:table-cell office:value-type="float" office:value="0.37350636" calcext:value-type="float">
            <text:p>0.37350636</text:p>
          </table:table-cell>
          <table:table-cell office:value-type="float" office:value="0.0014738" calcext:value-type="float">
            <text:p>0.0014738</text:p>
          </table:table-cell>
          <table:table-cell office:value-type="float" office:value="0.00000000000006508" calcext:value-type="float">
            <text:p>6.51E-14</text:p>
          </table:table-cell>
          <table:table-cell office:value-type="float" office:value="0.75796122" calcext:value-type="float">
            <text:p>0.75796122</text:p>
          </table:table-cell>
          <table:table-cell office:value-type="float" office:value="0.24056498" calcext:value-type="float">
            <text:p>0.240564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1405727" calcext:value-type="float">
            <text:p>0.51405727</text:p>
          </table:table-cell>
          <table:table-cell office:value-type="float" office:value="0.00607367" calcext:value-type="float">
            <text:p>0.00607367</text:p>
          </table:table-cell>
          <table:table-cell office:value-type="float" office:value="0.0429732" calcext:value-type="float">
            <text:p>0.0429732</text:p>
          </table:table-cell>
          <table:table-cell office:value-type="float" office:value="0.43689586" calcext:value-type="float">
            <text:p>0.43689586</text:p>
          </table:table-cell>
          <table:table-cell office:value-type="float" office:value="0.0024338" calcext:value-type="float">
            <text:p>0.0024338</text:p>
          </table:table-cell>
          <table:table-cell office:value-type="float" office:value="0.59179904" calcext:value-type="float">
            <text:p>0.59179904</text:p>
          </table:table-cell>
          <table:table-cell office:value-type="float" office:value="0.00000000002272" calcext:value-type="float">
            <text:p>2.27E-11</text:p>
          </table:table-cell>
          <table:table-cell office:value-type="float" office:value="0.40576716" calcext:value-type="float">
            <text:p>0.40576716</text:p>
          </table:table-cell>
          <table:table-cell office:value-type="float" office:value="0.00133036" calcext:value-type="float">
            <text:p>0.00133036</text:p>
          </table:table-cell>
          <table:table-cell office:value-type="float" office:value="0.00000000000006217" calcext:value-type="float">
            <text:p>6.22E-14</text:p>
          </table:table-cell>
          <table:table-cell office:value-type="float" office:value="0.73552892" calcext:value-type="float">
            <text:p>0.73552892</text:p>
          </table:table-cell>
          <table:table-cell office:value-type="float" office:value="0.26314072" calcext:value-type="float">
            <text:p>0.263140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6801887" calcext:value-type="float">
            <text:p>0.46801887</text:p>
          </table:table-cell>
          <table:table-cell office:value-type="float" office:value="0.00586162" calcext:value-type="float">
            <text:p>0.00586162</text:p>
          </table:table-cell>
          <table:table-cell office:value-type="float" office:value="0.04203993" calcext:value-type="float">
            <text:p>0.04203993</text:p>
          </table:table-cell>
          <table:table-cell office:value-type="float" office:value="0.48407958" calcext:value-type="float">
            <text:p>0.48407958</text:p>
          </table:table-cell>
          <table:table-cell office:value-type="float" office:value="0.00216613" calcext:value-type="float">
            <text:p>0.00216613</text:p>
          </table:table-cell>
          <table:table-cell office:value-type="float" office:value="0.55832816" calcext:value-type="float">
            <text:p>0.55832816</text:p>
          </table:table-cell>
          <table:table-cell office:value-type="float" office:value="0.00000000002173" calcext:value-type="float">
            <text:p>2.17E-11</text:p>
          </table:table-cell>
          <table:table-cell office:value-type="float" office:value="0.43950571" calcext:value-type="float">
            <text:p>0.43950571</text:p>
          </table:table-cell>
          <table:table-cell office:value-type="float" office:value="0.00119647" calcext:value-type="float">
            <text:p>0.00119647</text:p>
          </table:table-cell>
          <table:table-cell office:value-type="float" office:value="0.00000000000005927" calcext:value-type="float">
            <text:p>5.93E-14</text:p>
          </table:table-cell>
          <table:table-cell office:value-type="float" office:value="0.71079412" calcext:value-type="float">
            <text:p>0.71079412</text:p>
          </table:table-cell>
          <table:table-cell office:value-type="float" office:value="0.28800942" calcext:value-type="float">
            <text:p>0.288009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2124262" calcext:value-type="float">
            <text:p>0.42124262</text:p>
          </table:table-cell>
          <table:table-cell office:value-type="float" office:value="0.00560177" calcext:value-type="float">
            <text:p>0.00560177</text:p>
          </table:table-cell>
          <table:table-cell office:value-type="float" office:value="0.04063805" calcext:value-type="float">
            <text:p>0.04063805</text:p>
          </table:table-cell>
          <table:table-cell office:value-type="float" office:value="0.53251755" calcext:value-type="float">
            <text:p>0.53251755</text:p>
          </table:table-cell>
          <table:table-cell office:value-type="float" office:value="0.00191327" calcext:value-type="float">
            <text:p>0.00191327</text:p>
          </table:table-cell>
          <table:table-cell office:value-type="float" office:value="0.52362296" calcext:value-type="float">
            <text:p>0.52362296</text:p>
          </table:table-cell>
          <table:table-cell office:value-type="float" office:value="0.00000000002061" calcext:value-type="float">
            <text:p>2.06E-11</text:p>
          </table:table-cell>
          <table:table-cell office:value-type="float" office:value="0.47446377" calcext:value-type="float">
            <text:p>0.47446377</text:p>
          </table:table-cell>
          <table:table-cell office:value-type="float" office:value="0.00107153" calcext:value-type="float">
            <text:p>0.00107153</text:p>
          </table:table-cell>
          <table:table-cell office:value-type="float" office:value="0.00000000000005636" calcext:value-type="float">
            <text:p>5.64E-14</text:p>
          </table:table-cell>
          <table:table-cell office:value-type="float" office:value="0.68367555" calcext:value-type="float">
            <text:p>0.68367555</text:p>
          </table:table-cell>
          <table:table-cell office:value-type="float" office:value="0.31525292" calcext:value-type="float">
            <text:p>0.3152529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7461387" calcext:value-type="float">
            <text:p>0.37461387</text:p>
          </table:table-cell>
          <table:table-cell office:value-type="float" office:value="0.00529834" calcext:value-type="float">
            <text:p>0.00529834</text:p>
          </table:table-cell>
          <table:table-cell office:value-type="float" office:value="0.03879502" calcext:value-type="float">
            <text:p>0.03879502</text:p>
          </table:table-cell>
          <table:table-cell office:value-type="float" office:value="0.58129276" calcext:value-type="float">
            <text:p>0.58129276</text:p>
          </table:table-cell>
          <table:table-cell office:value-type="float" office:value="0.00167653" calcext:value-type="float">
            <text:p>0.00167653</text:p>
          </table:table-cell>
          <table:table-cell office:value-type="float" office:value="0.48799709" calcext:value-type="float">
            <text:p>0.48799709</text:p>
          </table:table-cell>
          <table:table-cell office:value-type="float" office:value="0.00000000001939" calcext:value-type="float">
            <text:p>1.94E-11</text:p>
          </table:table-cell>
          <table:table-cell office:value-type="float" office:value="0.51032638" calcext:value-type="float">
            <text:p>0.51032638</text:p>
          </table:table-cell>
          <table:table-cell office:value-type="float" office:value="0.00095507" calcext:value-type="float">
            <text:p>0.00095507</text:p>
          </table:table-cell>
          <table:table-cell office:value-type="float" office:value="0.00000000000005343" calcext:value-type="float">
            <text:p>5.34E-14</text:p>
          </table:table-cell>
          <table:table-cell office:value-type="float" office:value="0.65414091" calcext:value-type="float">
            <text:p>0.65414091</text:p>
          </table:table-cell>
          <table:table-cell office:value-type="float" office:value="0.34490402" calcext:value-type="float">
            <text:p>0.3449040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2905168" calcext:value-type="float">
            <text:p>0.32905168</text:p>
          </table:table-cell>
          <table:table-cell office:value-type="float" office:value="0.00495801" calcext:value-type="float">
            <text:p>0.00495801</text:p>
          </table:table-cell>
          <table:table-cell office:value-type="float" office:value="0.03656263" calcext:value-type="float">
            <text:p>0.03656263</text:p>
          </table:table-cell>
          <table:table-cell office:value-type="float" office:value="0.62942768" calcext:value-type="float">
            <text:p>0.62942768</text:p>
          </table:table-cell>
          <table:table-cell office:value-type="float" office:value="0.00145702" calcext:value-type="float">
            <text:p>0.00145702</text:p>
          </table:table-cell>
          <table:table-cell office:value-type="float" office:value="0.45181296" calcext:value-type="float">
            <text:p>0.45181296</text:p>
          </table:table-cell>
          <table:table-cell office:value-type="float" office:value="0.00000000001808" calcext:value-type="float">
            <text:p>1.81E-11</text:p>
          </table:table-cell>
          <table:table-cell office:value-type="float" office:value="0.54673002" calcext:value-type="float">
            <text:p>0.54673002</text:p>
          </table:table-cell>
          <table:table-cell office:value-type="float" office:value="0.0008467" calcext:value-type="float">
            <text:p>0.0008467</text:p>
          </table:table-cell>
          <table:table-cell office:value-type="float" office:value="0.00000000000005046" calcext:value-type="float">
            <text:p>5.05E-14</text:p>
          </table:table-cell>
          <table:table-cell office:value-type="float" office:value="0.62222219" calcext:value-type="float">
            <text:p>0.62222219</text:p>
          </table:table-cell>
          <table:table-cell office:value-type="float" office:value="0.37693112" calcext:value-type="float">
            <text:p>0.376931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8543565" calcext:value-type="float">
            <text:p>0.28543565</text:p>
          </table:table-cell>
          <table:table-cell office:value-type="float" office:value="0.00458948" calcext:value-type="float">
            <text:p>0.00458948</text:p>
          </table:table-cell>
          <table:table-cell office:value-type="float" office:value="0.03401357" calcext:value-type="float">
            <text:p>0.03401357</text:p>
          </table:table-cell>
          <table:table-cell office:value-type="float" office:value="0.6759613" calcext:value-type="float">
            <text:p>0.6759613</text:p>
          </table:table-cell>
          <table:table-cell office:value-type="float" office:value="0.00125555" calcext:value-type="float">
            <text:p>0.00125555</text:p>
          </table:table-cell>
          <table:table-cell office:value-type="float" office:value="0.4154692" calcext:value-type="float">
            <text:p>0.4154692</text:p>
          </table:table-cell>
          <table:table-cell office:value-type="float" office:value="0.00000000001671" calcext:value-type="float">
            <text:p>1.67E-11</text:p>
          </table:table-cell>
          <table:table-cell office:value-type="float" office:value="0.58327525" calcext:value-type="float">
            <text:p>0.58327525</text:p>
          </table:table-cell>
          <table:table-cell office:value-type="float" office:value="0.00074612" calcext:value-type="float">
            <text:p>0.00074612</text:p>
          </table:table-cell>
          <table:table-cell office:value-type="float" office:value="0.00000000000004745" calcext:value-type="float">
            <text:p>4.75E-14</text:p>
          </table:table-cell>
          <table:table-cell office:value-type="float" office:value="0.58803063" calcext:value-type="float">
            <text:p>0.58803063</text:p>
          </table:table-cell>
          <table:table-cell office:value-type="float" office:value="0.41122324" calcext:value-type="float">
            <text:p>0.411223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4453541" calcext:value-type="float">
            <text:p>0.24453541</text:p>
          </table:table-cell>
          <table:table-cell office:value-type="float" office:value="0.00420274" calcext:value-type="float">
            <text:p>0.00420274</text:p>
          </table:table-cell>
          <table:table-cell office:value-type="float" office:value="0.03123532" calcext:value-type="float">
            <text:p>0.03123532</text:p>
          </table:table-cell>
          <table:table-cell office:value-type="float" office:value="0.72002653" calcext:value-type="float">
            <text:p>0.72002653</text:p>
          </table:table-cell>
          <table:table-cell office:value-type="float" office:value="0.0010726" calcext:value-type="float">
            <text:p>0.0010726</text:p>
          </table:table-cell>
          <table:table-cell office:value-type="float" office:value="0.37938426" calcext:value-type="float">
            <text:p>0.37938426</text:p>
          </table:table-cell>
          <table:table-cell office:value-type="float" office:value="0.0000000000153" calcext:value-type="float">
            <text:p>1.53E-11</text:p>
          </table:table-cell>
          <table:table-cell office:value-type="float" office:value="0.61954313" calcext:value-type="float">
            <text:p>0.61954313</text:p>
          </table:table-cell>
          <table:table-cell office:value-type="float" office:value="0.00065314" calcext:value-type="float">
            <text:p>0.00065314</text:p>
          </table:table-cell>
          <table:table-cell office:value-type="float" office:value="0.0000000000000444" calcext:value-type="float">
            <text:p>4.44E-14</text:p>
          </table:table-cell>
          <table:table-cell office:value-type="float" office:value="0.55176941" calcext:value-type="float">
            <text:p>0.55176941</text:p>
          </table:table-cell>
          <table:table-cell office:value-type="float" office:value="0.44757745" calcext:value-type="float">
            <text:p>0.4475774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0695455" calcext:value-type="float">
            <text:p>0.20695455</text:p>
          </table:table-cell>
          <table:table-cell office:value-type="float" office:value="0.00380825" calcext:value-type="float">
            <text:p>0.00380825</text:p>
          </table:table-cell>
          <table:table-cell office:value-type="float" office:value="0.02832233" calcext:value-type="float">
            <text:p>0.02832233</text:p>
          </table:table-cell>
          <table:table-cell office:value-type="float" office:value="0.76091487" calcext:value-type="float">
            <text:p>0.76091487</text:p>
          </table:table-cell>
          <table:table-cell office:value-type="float" office:value="0.0009083" calcext:value-type="float">
            <text:p>0.0009083</text:p>
          </table:table-cell>
          <table:table-cell office:value-type="float" office:value="0.3439776" calcext:value-type="float">
            <text:p>0.3439776</text:p>
          </table:table-cell>
          <table:table-cell office:value-type="float" office:value="0.00000000001388" calcext:value-type="float">
            <text:p>1.39E-11</text:p>
          </table:table-cell>
          <table:table-cell office:value-type="float" office:value="0.6551141" calcext:value-type="float">
            <text:p>0.6551141</text:p>
          </table:table-cell>
          <table:table-cell office:value-type="float" office:value="0.0005676" calcext:value-type="float">
            <text:p>0.0005676</text:p>
          </table:table-cell>
          <table:table-cell office:value-type="float" office:value="0.00000000000004131" calcext:value-type="float">
            <text:p>4.13E-14</text:p>
          </table:table-cell>
          <table:table-cell office:value-type="float" office:value="0.51374162" calcext:value-type="float">
            <text:p>0.51374162</text:p>
          </table:table-cell>
          <table:table-cell office:value-type="float" office:value="0.48569078" calcext:value-type="float">
            <text:p>0.4856907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7309748" calcext:value-type="float">
            <text:p>0.17309748</text:p>
          </table:table-cell>
          <table:table-cell office:value-type="float" office:value="0.00341606" calcext:value-type="float">
            <text:p>0.00341606</text:p>
          </table:table-cell>
          <table:table-cell office:value-type="float" office:value="0.02536788" calcext:value-type="float">
            <text:p>0.02536788</text:p>
          </table:table-cell>
          <table:table-cell office:value-type="float" office:value="0.79811858" calcext:value-type="float">
            <text:p>0.79811858</text:p>
          </table:table-cell>
          <table:table-cell office:value-type="float" office:value="0.00076241" calcext:value-type="float">
            <text:p>0.00076241</text:p>
          </table:table-cell>
          <table:table-cell office:value-type="float" office:value="0.30964999" calcext:value-type="float">
            <text:p>0.30964999</text:p>
          </table:table-cell>
          <table:table-cell office:value-type="float" office:value="0.00000000001248" calcext:value-type="float">
            <text:p>1.25E-11</text:p>
          </table:table-cell>
          <table:table-cell office:value-type="float" office:value="0.6895876" calcext:value-type="float">
            <text:p>0.6895876</text:p>
          </table:table-cell>
          <table:table-cell office:value-type="float" office:value="0.0004894" calcext:value-type="float">
            <text:p>0.0004894</text:p>
          </table:table-cell>
          <table:table-cell office:value-type="float" office:value="0.0000000000000382" calcext:value-type="float">
            <text:p>3.82E-14</text:p>
          </table:table-cell>
          <table:table-cell office:value-type="float" office:value="0.4743511" calcext:value-type="float">
            <text:p>0.4743511</text:p>
          </table:table-cell>
          <table:table-cell office:value-type="float" office:value="0.5251595" calcext:value-type="float">
            <text:p>0.525159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4316216" calcext:value-type="float">
            <text:p>0.14316216</text:p>
          </table:table-cell>
          <table:table-cell office:value-type="float" office:value="0.00303508" calcext:value-type="float">
            <text:p>0.00303508</text:p>
          </table:table-cell>
          <table:table-cell office:value-type="float" office:value="0.02245694" calcext:value-type="float">
            <text:p>0.02245694</text:p>
          </table:table-cell>
          <table:table-cell office:value-type="float" office:value="0.83134582" calcext:value-type="float">
            <text:p>0.83134582</text:p>
          </table:table-cell>
          <table:table-cell office:value-type="float" office:value="0.00063434" calcext:value-type="float">
            <text:p>0.00063434</text:p>
          </table:table-cell>
          <table:table-cell office:value-type="float" office:value="0.27676509" calcext:value-type="float">
            <text:p>0.27676509</text:p>
          </table:table-cell>
          <table:table-cell office:value-type="float" office:value="0.00000000001111" calcext:value-type="float">
            <text:p>1.11E-11</text:p>
          </table:table-cell>
          <table:table-cell office:value-type="float" office:value="0.72260057" calcext:value-type="float">
            <text:p>0.72260057</text:p>
          </table:table-cell>
          <table:table-cell office:value-type="float" office:value="0.00041842" calcext:value-type="float">
            <text:p>0.00041842</text:p>
          </table:table-cell>
          <table:table-cell office:value-type="float" office:value="0.00000000000003509" calcext:value-type="float">
            <text:p>3.51E-14</text:p>
          </table:table-cell>
          <table:table-cell office:value-type="float" office:value="0.43409406" calcext:value-type="float">
            <text:p>0.43409406</text:p>
          </table:table-cell>
          <table:table-cell office:value-type="float" office:value="0.56548751" calcext:value-type="float">
            <text:p>0.5654875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1715602" calcext:value-type="float">
            <text:p>0.11715602</text:p>
          </table:table-cell>
          <table:table-cell office:value-type="float" office:value="0.00267263" calcext:value-type="float">
            <text:p>0.00267263</text:p>
          </table:table-cell>
          <table:table-cell office:value-type="float" office:value="0.01966099" calcext:value-type="float">
            <text:p>0.01966099</text:p>
          </table:table-cell>
          <table:table-cell office:value-type="float" office:value="0.86051036" calcext:value-type="float">
            <text:p>0.86051036</text:p>
          </table:table-cell>
          <table:table-cell office:value-type="float" office:value="0.0005232" calcext:value-type="float">
            <text:p>0.0005232</text:p>
          </table:table-cell>
          <table:table-cell office:value-type="float" office:value="0.24563386" calcext:value-type="float">
            <text:p>0.24563386</text:p>
          </table:table-cell>
          <table:table-cell office:value-type="float" office:value="0.000000000009804" calcext:value-type="float">
            <text:p>9.80E-12</text:p>
          </table:table-cell>
          <table:table-cell office:value-type="float" office:value="0.75384295" calcext:value-type="float">
            <text:p>0.75384295</text:p>
          </table:table-cell>
          <table:table-cell office:value-type="float" office:value="0.00035457" calcext:value-type="float">
            <text:p>0.00035457</text:p>
          </table:table-cell>
          <table:table-cell office:value-type="float" office:value="0.00000000000003199" calcext:value-type="float">
            <text:p>3.20E-14</text:p>
          </table:table-cell>
          <table:table-cell office:value-type="float" office:value="0.39354033" calcext:value-type="float">
            <text:p>0.39354033</text:p>
          </table:table-cell>
          <table:table-cell office:value-type="float" office:value="0.6061051" calcext:value-type="float">
            <text:p>0.606105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9492857" calcext:value-type="float">
            <text:p>0.09492857</text:p>
          </table:table-cell>
          <table:table-cell office:value-type="float" office:value="0.00233415" calcext:value-type="float">
            <text:p>0.00233415</text:p>
          </table:table-cell>
          <table:table-cell office:value-type="float" office:value="0.01703515" calcext:value-type="float">
            <text:p>0.01703515</text:p>
          </table:table-cell>
          <table:table-cell office:value-type="float" office:value="0.88570214" calcext:value-type="float">
            <text:p>0.88570214</text:p>
          </table:table-cell>
          <table:table-cell office:value-type="float" office:value="0.00042784" calcext:value-type="float">
            <text:p>0.00042784</text:p>
          </table:table-cell>
          <table:table-cell office:value-type="float" office:value="0.21650334" calcext:value-type="float">
            <text:p>0.21650334</text:p>
          </table:table-cell>
          <table:table-cell office:value-type="float" office:value="0.000000000008573" calcext:value-type="float">
            <text:p>8.57E-12</text:p>
          </table:table-cell>
          <table:table-cell office:value-type="float" office:value="0.78306882" calcext:value-type="float">
            <text:p>0.78306882</text:p>
          </table:table-cell>
          <table:table-cell office:value-type="float" office:value="0.00029768" calcext:value-type="float">
            <text:p>0.00029768</text:p>
          </table:table-cell>
          <table:table-cell office:value-type="float" office:value="0.00000000000002895" calcext:value-type="float">
            <text:p>2.90E-14</text:p>
          </table:table-cell>
          <table:table-cell office:value-type="float" office:value="0.35330493" calcext:value-type="float">
            <text:p>0.35330493</text:p>
          </table:table-cell>
          <table:table-cell office:value-type="float" office:value="0.64639738" calcext:value-type="float">
            <text:p>0.6463973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7621252" calcext:value-type="float">
            <text:p>0.07621252</text:p>
          </table:table-cell>
          <table:table-cell office:value-type="float" office:value="0.0020232" calcext:value-type="float">
            <text:p>0.0020232</text:p>
          </table:table-cell>
          <table:table-cell office:value-type="float" office:value="0.01461749" calcext:value-type="float">
            <text:p>0.01461749</text:p>
          </table:table-cell>
          <table:table-cell office:value-type="float" office:value="0.90714679" calcext:value-type="float">
            <text:p>0.90714679</text:p>
          </table:table-cell>
          <table:table-cell office:value-type="float" office:value="0.00034695" calcext:value-type="float">
            <text:p>0.00034695</text:p>
          </table:table-cell>
          <table:table-cell office:value-type="float" office:value="0.1895505" calcext:value-type="float">
            <text:p>0.1895505</text:p>
          </table:table-cell>
          <table:table-cell office:value-type="float" office:value="0.00000000000743" calcext:value-type="float">
            <text:p>7.43E-12</text:p>
          </table:table-cell>
          <table:table-cell office:value-type="float" office:value="0.81010255" calcext:value-type="float">
            <text:p>0.81010255</text:p>
          </table:table-cell>
          <table:table-cell office:value-type="float" office:value="0.00024755" calcext:value-type="float">
            <text:p>0.00024755</text:p>
          </table:table-cell>
          <table:table-cell office:value-type="float" office:value="0.00000000000002599" calcext:value-type="float">
            <text:p>2.60E-14</text:p>
          </table:table-cell>
          <table:table-cell office:value-type="float" office:value="0.31401239" calcext:value-type="float">
            <text:p>0.31401239</text:p>
          </table:table-cell>
          <table:table-cell office:value-type="float" office:value="0.68574007" calcext:value-type="float">
            <text:p>0.6857400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6066594" calcext:value-type="float">
            <text:p>0.06066594</text:p>
          </table:table-cell>
          <table:table-cell office:value-type="float" office:value="0.00174165" calcext:value-type="float">
            <text:p>0.00174165</text:p>
          </table:table-cell>
          <table:table-cell office:value-type="float" office:value="0.01243022" calcext:value-type="float">
            <text:p>0.01243022</text:p>
          </table:table-cell>
          <table:table-cell office:value-type="float" office:value="0.92516219" calcext:value-type="float">
            <text:p>0.92516219</text:p>
          </table:table-cell>
          <table:table-cell office:value-type="float" office:value="0.00027906" calcext:value-type="float">
            <text:p>0.00027906</text:p>
          </table:table-cell>
          <table:table-cell office:value-type="float" office:value="0.16488125" calcext:value-type="float">
            <text:p>0.16488125</text:p>
          </table:table-cell>
          <table:table-cell office:value-type="float" office:value="0.000000000006385" calcext:value-type="float">
            <text:p>6.39E-12</text:p>
          </table:table-cell>
          <table:table-cell office:value-type="float" office:value="0.83483969" calcext:value-type="float">
            <text:p>0.83483969</text:p>
          </table:table-cell>
          <table:table-cell office:value-type="float" office:value="0.00020386" calcext:value-type="float">
            <text:p>0.00020386</text:p>
          </table:table-cell>
          <table:table-cell office:value-type="float" office:value="0.00000000000002315" calcext:value-type="float">
            <text:p>2.32E-14</text:p>
          </table:table-cell>
          <table:table-cell office:value-type="float" office:value="0.27625768" calcext:value-type="float">
            <text:p>0.27625768</text:p>
          </table:table-cell>
          <table:table-cell office:value-type="float" office:value="0.72353846" calcext:value-type="float">
            <text:p>0.7235384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4:33:18.617000000</meta:creation-date>
    <dc:date>2023-11-20T14:45:09.205000000</dc:date>
    <meta:editing-duration>PT11M49S</meta:editing-duration>
    <meta:editing-cycles>4</meta:editing-cycles>
    <meta:generator>LibreOffice/6.1.6.3$Windows_X86_64 LibreOffice_project/5896ab1714085361c45cf540f76f60673dd96a72</meta:generator>
    <meta:document-statistic meta:table-count="1" meta:cell-count="629" meta:object-count="0"/>
  </office:meta>
</office:document-meta>
</file>